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1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zzo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zzo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in quantity</text:p>
          </table:table-cell>
          <table:table-cell table:formula="of:=[.D9]/MIN([.D6:.D7])" office:value-type="float" office:value="0.142857142857143" calcext:value-type="float">
            <text:p>0.14285714285714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TIMATO</text:p>
          </table:table-cell>
          <table:table-cell office:value-type="string" calcext:value-type="string">
            <text:p>guadagno assoluto</text:p>
          </table:table-cell>
          <table:table-cell table:formula="of:=[.D9]/[.D6]*[.D7]-[.D9]" office:value-type="float" office:value="0.285714285714285" calcext:value-type="float">
            <text:p>0.285714285714285</text:p>
          </table:table-cell>
        </table:table-row>
        <table:table-row table:style-name="ro1">
          <table:table-cell/>
          <table:table-cell office:value-type="string" calcext:value-type="string">
            <text:p>STIMATO</text:p>
          </table:table-cell>
          <table:table-cell office:value-type="string" calcext:value-type="string">
            <text:p>guadagno percentuale</text:p>
          </table:table-cell>
          <table:table-cell table:formula="of:=[.D14]/[.D9]*100" office:value-type="float" office:value="1.42857142857142" calcext:value-type="float">
            <text:p>1.42857142857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FFETTIVO</text:p>
          </table:table-cell>
          <table:table-cell office:value-type="string" calcext:value-type="string">
            <text:p>guadagno assoluto</text:p>
          </table:table-cell>
          <table:table-cell table:formula="of:=[.D11]*(MAX([.D6:.D7])-MIN([.D6:.D7]))" office:value-type="float" office:value="0.285714285714286" calcext:value-type="float">
            <text:p>0.285714285714286</text:p>
          </table:table-cell>
        </table:table-row>
        <table:table-row table:style-name="ro1">
          <table:table-cell/>
          <table:table-cell office:value-type="string" calcext:value-type="string">
            <text:p>EFFETTIVO</text:p>
          </table:table-cell>
          <table:table-cell office:value-type="string" calcext:value-type="string">
            <text:p>guadagno percentuale</text:p>
          </table:table-cell>
          <table:table-cell table:formula="of:=[.D17]/[.D9]*100" office:value-type="float" office:value="1.42857142857143" calcext:value-type="float">
            <text:p>1.4285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8:36:32.371097788</meta:creation-date>
    <dc:date>2022-02-14T19:04:17.247642471</dc:date>
    <meta:editing-duration>PT27M42S</meta:editing-duration>
    <meta:editing-cycles>6</meta:editing-cycles>
    <meta:generator>LibreOffice/7.2.3.2$Linux_X86_64 LibreOffice_project/20$Build-2</meta:generator>
    <meta:document-statistic meta:table-count="1" meta:cell-count="20" meta:object-count="0"/>
  </office:meta>
</office:document-meta>
</file>